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/>
      <table:table table:name="Sheet1" table:style-name="ta1">
        <table:shapes>
          <draw:frame draw:z-index="1" draw:style-name="gr1" draw:text-style-name="P1" svg:width="11.902in" svg:height="6.6945in" svg:x="0.8744in" svg:y="5.9055in">
            <draw:object draw:notify-on-update-of-ranges="Sheet1.B3:Sheet1.B3 Sheet1.B4:Sheet1.B27 Sheet1.C3:Sheet1.C3 Sheet1.C4:Sheet1.C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ambda gen is pushing current thru 19x wraps on OEM current senso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Lambda</text:p>
            <text:p>Current</text:p>
          </table:table-cell>
          <table:table-cell office:value-type="string" calcext:value-type="string">
            <text:p>Spoofed</text:p>
            <text:p>Current</text:p>
          </table:table-cell>
          <table:table-cell office:value-type="string" calcext:value-type="string">
            <text:p>Arduino ADC</text:p>
            <text:p>Result</text:p>
          </table:table-cell>
        </table:table-row>
        <table:table-row table:style-name="ro1">
          <table:table-cell office:value-type="float" office:value="7.5" calcext:value-type="float">
            <office:annotation draw:style-name="gr2" draw:text-style-name="P3" svg:width="1.1413in" svg:height="0.7083in" svg:x="1.1248in" svg:y="0.098in" draw:caption-point-x="-0.2402in" draw:caption-point-y="0.5945in">
              <dc:date>2021-11-05T00:00:00</dc:date>
              <text:p text:style-name="P2">Assist</text:p>
            </office:annotation>
            <text:p>7.5</text:p>
          </table:table-cell>
          <table:table-cell table:formula="of:=[.A4]*19" office:value-type="float" office:value="142.5" calcext:value-type="float">
            <text:p>142.5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5]*19" office:value-type="float" office:value="133" calcext:value-type="float">
            <text:p>133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table:formula="of:=[.A6]*19" office:value-type="float" office:value="123.5" calcext:value-type="float">
            <text:p>123.5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]*19" office:value-type="float" office:value="114" calcext:value-type="float">
            <text:p>114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[.A8]*19" office:value-type="float" office:value="104.5" calcext:value-type="float">
            <text:p>104.5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9]*19" office:value-type="float" office:value="95" calcext:value-type="float">
            <text:p>9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A10]*19" office:value-type="float" office:value="85.5" calcext:value-type="float">
            <text:p>85.5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1]*19" office:value-type="float" office:value="76" calcext:value-type="float">
            <text:p>76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A12]*19" office:value-type="float" office:value="66.5" calcext:value-type="float">
            <text:p>66.5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3]*19" office:value-type="float" office:value="57" calcext:value-type="float">
            <text:p>57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A14]*19" office:value-type="float" office:value="47.5" calcext:value-type="float">
            <text:p>47.5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5]*19" office:value-type="float" office:value="38" calcext:value-type="float">
            <text:p>38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A16]*19" office:value-type="float" office:value="28.5" calcext:value-type="float">
            <text:p>28.5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]*19" office:value-type="float" office:value="19" calcext:value-type="float">
            <text:p>19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A18]*19" office:value-type="float" office:value="9.5" calcext:value-type="float">
            <text:p>9.5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9]*19"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table:formula="of:=[.A20]*19" office:value-type="float" office:value="-9.5" calcext:value-type="float">
            <text:p>-9.5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A21]*19" office:value-type="float" office:value="-19" calcext:value-type="float">
            <text:p>-19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table:formula="of:=[.A22]*19" office:value-type="float" office:value="-28.5" calcext:value-type="float">
            <text:p>-28.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A23]*19" office:value-type="float" office:value="-38" calcext:value-type="float">
            <text:p>-3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table:formula="of:=[.A24]*19" office:value-type="float" office:value="-47.5" calcext:value-type="float">
            <text:p>-47.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A25]*19" office:value-type="float" office:value="-57" calcext:value-type="float">
            <text:p>-5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table:formula="of:=[.A26]*19" office:value-type="float" office:value="-66.5" calcext:value-type="float">
            <text:p>-66.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3.75" calcext:value-type="float">
            <text:p>-3.75</text:p>
          </table:table-cell>
          <table:table-cell table:formula="of:=[.A27]*19" office:value-type="float" office:value="-71.25" calcext:value-type="float">
            <text:p>-71.2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05T01:24:57.826509820</meta:creation-date>
    <dc:date>2021-11-05T01:31:23.321902177</dc:date>
    <meta:editing-duration>PT6M24S</meta:editing-duration>
    <meta:editing-cycles>3</meta:editing-cycles>
    <meta:generator>LibreOffice/7.0.1.2$MacOSX_X86_64 LibreOffice_project/7cbcfc562f6eb6708b5ff7d7397325de9e764452</meta:generator>
    <meta:document-statistic meta:table-count="1" meta:cell-count="7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232cm" svg:height="17.005cm" xlink:href=".." xlink:type="simple" chart:class="chart:scatter" chart:style-name="ch1">
        <chart:plot-area chart:style-name="ch2" table:cell-range-address="Sheet1.B3:Sheet1.C27" chart:data-source-has-labels="row" svg:x="1.622cm" svg:y="0.34cm" svg:width="28.006cm" svg:height="15.337cm">
          <chart:coordinate-region svg:x="1.987cm" svg:y="0.542cm" svg:width="27.337cm" svg:height="14.483cm"/>
          <chart:axis chart:dimension="x" chart:name="primary-x" chart:style-name="ch3">
            <chart:title svg:x="14.172cm" svg:y="16.018cm" chart:style-name="ch4">
              <text:p>Current thru sensor</text:p>
            </chart:title>
          </chart:axis>
          <chart:axis chart:dimension="y" chart:name="primary-y" chart:style-name="ch5">
            <chart:title svg:x="0.451cm" svg:y="9.235cm" chart:style-name="ch6">
              <text:p>10b ADC Result</text:p>
            </chart:title>
            <chart:grid chart:style-name="ch7" chart:class="major"/>
          </chart:axis>
          <chart:series chart:style-name="ch8" chart:values-cell-range-address="Sheet1.C4:Sheet1.C27" chart:label-cell-address="Sheet1.C3:Sheet1.C3" chart:class="chart:scatter">
            <chart:domain table:cell-range-address="Sheet1.B4:Sheet1.B27"/>
            <chart:regression-curve chart:style-name="ch9">
              <chart:equation chart:display-equation="true" chart:display-r-square="true" svg:x="3.535cm" svg:y="3.762cm"/>
            </chart:regression-curve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duino ADC
Result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.5">
                <text:p>142.5</text:p>
                <draw:g>
                  <svg:desc>Sheet1.B4:Sheet1.B27</svg:desc>
                </draw:g>
              </table:table-cell>
              <table:table-cell office:value-type="float" office:value="991">
                <text:p>991</text:p>
                <draw:g>
                  <svg:desc>Sheet1.C4:Sheet1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3">
                <text:p>133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3.5">
                <text:p>123.5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4">
                <text:p>114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.5">
                <text:p>104.5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">
                <text:p>95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.5">
                <text:p>85.5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">
                <text:p>76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.5">
                <text:p>66.5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">
                <text:p>57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.5">
                <text:p>47.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">
                <text:p>38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5">
                <text:p>28.5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5">
                <text:p>9.5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9.5">
                <text:p>-9.5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9">
                <text:p>-19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8.5">
                <text:p>-28.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8">
                <text:p>-3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7.5">
                <text:p>-47.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57">
                <text:p>-5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6.5">
                <text:p>-66.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1.25">
                <text:p>-71.2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1.2$MacOSX_X86_64 LibreOffice_project/7cbcfc562f6eb6708b5ff7d7397325de9e76445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